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8c9d1" officeooo:paragraph-rsid="0018c9d1" style:language-asian="zxx" style:country-asian="none" style:language-complex="zxx" style:country-complex="none"/>
    </style:style>
    <style:style style:name="P2" style:family="paragraph" style:parent-style-name="Standard">
      <style:text-properties officeooo:paragraph-rsid="0018c9d1"/>
    </style:style>
    <style:style style:name="T1" style:family="text">
      <style:text-properties fo:language="zxx" fo:country="none" officeooo:rsid="0018c9d1" style:language-asian="zxx" style:country-asian="none" style:language-complex="zxx" style:country-complex="none"/>
    </style:style>
    <style:style style:name="T2" style:family="text">
      <style:text-properties fo:language="zxx" fo:country="none" style:text-underline-style="solid" style:text-underline-width="auto" style:text-underline-color="font-color" officeooo:rsid="0018c9d1" style:language-asian="zxx" style:country-asian="none" style:language-complex="zxx" style:country-complex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1e4f2"/>
    </style:style>
    <style:style style:name="T5" style:family="text">
      <style:text-properties officeooo:rsid="001c8b3d"/>
    </style:style>
    <style:style style:name="T6" style:family="text">
      <style:text-properties officeooo:rsid="0021e4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nde(<text:span text:style-name="T3">kunde_id</text:span>, navn, adresse)</text:p>
      <text:p text:style-name="P1">ordre(<text:span text:style-name="T3">ordre_id</text:span>, bestillingsdato, ferdig_dato, rabatt, betalingsstatus, kunde_id*) </text:p>
      <text:p text:style-name="P1">bestilling(<text:span text:style-name="T3">bestilling_id</text:span>, antall, stol_id*, <text:span text:style-name="T5">ordre_id*</text:span>)</text:p>
      <text:p text:style-name="P1">stol(<text:span text:style-name="T3">stol_id</text:span>, pris, modellnavn, type)</text:p>
      <text:p text:style-name="P1">standardstol(<text:span text:style-name="T3">stol_id</text:span>, lagerbeholdning)</text:p>
      <text:p text:style-name="P1">spesialstol(<text:span text:style-name="T3">stol_id</text:span>)</text:p>
      <text:p text:style-name="P1">stol_deler(<text:span text:style-name="T3">stol_id*, del_id*</text:span>, antall)</text:p>
      <text:p text:style-name="P1">del(<text:span text:style-name="T3">del_id</text:span>, navn, frage, pris, beskrivelse, stasjon_id*)</text:p>
      <text:p text:style-name="P2"><text:span text:style-name="T1">standarddel(</text:span><text:span text:style-name="T2">del_id</text:span><text:span text:style-name="T1">, antall)</text:span></text:p>
      <text:p text:style-name="P1">stoffdel(<text:span text:style-name="T3">del_id</text:span>, stoffkrav, antall, <text:span text:style-name="T6">rull_id*</text:span>)</text:p>
      <text:p text:style-name="P1">stoffrull(<text:span text:style-name="T4">rull_id</text:span><text:span text:style-name="T6">, del_id*</text:span><text:span text:style-name="T3">,</text:span> ant_meter)</text:p>
      <text:p text:style-name="P1">arbeidsstasjon(<text:span text:style-name="T3">stasjon_id</text:span>, plassering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6:39:52.060374719</meta:creation-date>
    <dc:date>2020-11-06T10:54:49.237872415</dc:date>
    <meta:editing-duration>PT21M35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40" meta:character-count="502" meta:non-whitespace-character-count="473"/>
  </office:meta>
</office:document-meta>
</file>